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P1" style:family="paragraph" style:parent-style-name="Text_20_body">
      <style:paragraph-properties fo:text-align="start" style:justify-single-word="false"/>
      <style:text-properties officeooo:paragraph-rsid="00245890"/>
    </style:style>
    <style:style style:name="P2" style:family="paragraph" style:parent-style-name="Heading_20_1">
      <style:paragraph-properties fo:text-align="center" style:justify-single-word="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2"/>
    <style:style style:name="P7" style:family="paragraph" style:parent-style-name="Text_20_body">
      <style:text-properties officeooo:paragraph-rsid="0025fcee"/>
    </style:style>
    <style:style style:name="P8" style:family="paragraph" style:parent-style-name="Text_20_body" style:list-style-name="List_20_1">
      <style:text-properties officeooo:paragraph-rsid="0025fcee"/>
    </style:style>
    <style:style style:name="P9" style:family="paragraph" style:parent-style-name="Text_20_body" style:list-style-name="L3">
      <style:text-properties officeooo:paragraph-rsid="0025fce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3"/>
    <style:style style:name="T1" style:family="text">
      <style:text-properties fo:color="#999999" loext:opacity="100%" fo:font-size="24pt" style:text-underline-style="none" officeooo:rsid="002c58a1" style:font-size-asian="24pt" style:font-size-complex="24pt"/>
    </style:style>
    <style:style style:name="T2" style:family="text">
      <style:text-properties fo:color="#999999" loext:opacity="100%" fo:font-size="24pt" style:text-underline-style="none" officeooo:rsid="00245890" style:font-size-asian="24pt" style:font-size-complex="24pt"/>
    </style:style>
    <style:style style:name="T3" style:family="text">
      <style:text-properties fo:color="#ff0000" loext:opacity="100%" style:text-underline-style="solid" style:text-underline-width="auto" style:text-underline-color="font-color"/>
    </style:style>
    <style:style style:name="T4" style:family="text">
      <style:text-properties fo:color="#ff8000" loext:opacity="100%" fo:font-size="22pt" style:font-size-asian="22pt" style:font-size-complex="22pt"/>
    </style:style>
    <style:style style:name="T5" style:family="text">
      <style:text-properties officeooo:rsid="001bf4a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space-before="0.752cm" text:min-label-width="0.499cm"/>
        <style:text-properties style:font-name="OpenSymbol1"/>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IASA</text:span></text:span></text:p>
      <text:p text:style-name="P1"><text:span text:style-name="Strong_20_Emphasis"><text:span text:style-name="T1">Niharison Dyco</text:span></text:span></text:p>
      <text:p text:style-name="P1"><text:span text:style-name="Strong_20_Emphasis"><text:span text:style-name="T1">L3 MIT/MISA</text:span></text:span></text:p>
      <text:p text:style-name="P1"><text:span text:style-name="Strong_20_Emphasis"><text:span text:style-name="T2">------------------------------------------------------------</text:span></text:span></text:p>
      <text:h text:style-name="P2" text:outline-level="1"><text:span text:style-name="Strong_20_Emphasis"><text:span text:style-name="T3">Analyse des existants et des besoins</text:span></text:span></text:h>
      <text:h text:style-name="Heading_20_2" text:outline-level="2"><text:span text:style-name="Strong_20_Emphasis"><text:span text:style-name="T4">1. Introduction</text:span></text:span></text:h>
      <text:p text:style-name="Text_20_body">La gestion des infrastructures réseau est un enjeu crucial pour les entreprises modernes, nécessitant des solutions performantes et adaptées aux besoins spécifiques des organisations. L’objectif de cette analyse est de comprendre les outils existants, leurs atouts et leurs limites, afin d’identifier les besoins qui guideront le développement d’une solution optimisée.</text:p>
      <text:p text:style-name="Text_20_body">Dans cette étude, nous utilisons une approche méthodologique basée sur :</text:p>
      <text:list text:style-name="L1">
        <text:list-item>
          <text:p text:style-name="P3">Une analyse des <text:span text:style-name="Strong_20_Emphasis">solutions existantes</text:span> via un benchmarking des outils couramment utilisés.</text:p>
        </text:list-item>
        <text:list-item>
          <text:p text:style-name="P3">Une évaluation des <text:span text:style-name="Strong_20_Emphasis">performances et limites</text:span> de ces solutions pour identifier les améliorations possibles.</text:p>
        </text:list-item>
        <text:list-item>
          <text:p text:style-name="P4">Une identification des <text:span text:style-name="Strong_20_Emphasis">contraintes et besoins</text:span> fonctionnels et techniques nécessaires à la mise en place du projet.</text:p>
        </text:list-item>
      </text:list>
      <text:p text:style-name="Text_20_body">L’objectif final est de proposer une solution innovante et efficace, répondant aux exigences des entreprises en matière de gestion de réseau.</text:p>
      <text:h text:style-name="Heading_20_2" text:outline-level="2"><text:span text:style-name="Strong_20_Emphasis"><text:span text:style-name="T4">2. Analyse de l’existant</text:span></text:span></text:h>
      <text:h text:style-name="Heading_20_3" text:outline-level="3"><text:span text:style-name="Strong_20_Emphasis">2.1. Présentation des solutions actuelles</text:span></text:h>
      <text:p text:style-name="Text_20_body">Actuellement, plusieurs solutions de gestion de réseau sont disponibles sur le marché, allant des logiciels open-source aux solutions propriétaires. Parmi les outils les plus couramment utilisés, nous retrouvons :</text:p>
      <text:list text:style-name="L2">
        <text:list-item>
          <text:p text:style-name="P5"><text:span text:style-name="Strong_20_Emphasis">Nagios</text:span> : Solution open-source populaire permettant la supervision des infrastructures réseau et serveurs. Elle est extensible mais requiert une configuration avancée.</text:p>
        </text:list-item>
        <text:list-item>
          <text:p text:style-name="P5"><text:span text:style-name="Strong_20_Emphasis">Zabbix</text:span> : Plateforme de surveillance réseau avancée, offrant des analyses en temps réel et une interface intuitive. Toutefois, elle demande des ressources système importantes.</text:p>
        </text:list-item>
        <text:list-item>
          <text:p text:style-name="P5"><text:span text:style-name="Strong_20_Emphasis">PRTG Network Monitor</text:span> : Outil commercial offrant une interface conviviale et des fonctionnalités puissantes, mais dont le coût des licences peut être un frein pour certaines entreprises.</text:p>
        </text:list-item>
        <text:list-item>
          <text:p text:style-name="P6"><text:span text:style-name="Strong_20_Emphasis">SolarWinds Network Performance Monitor</text:span> : Solution robuste pour la supervision réseau, mais qui peut être complexe à configurer et nécessite un budget conséquent.</text:p>
        </text:list-item>
      </text:list>
      <text:h text:style-name="Heading_20_3" text:outline-level="3"><text:soft-page-break/><text:span text:style-name="Strong_20_Emphasis">2.2. Fonctionnalités disponibles et leurs limites</text:span></text:h>
      <text:p text:style-name="P7">Les principales fonctionnalités offertes par ces outils incluent :</text:p>
      <text:list xml:id="list3174506096" text:style-name="List_20_1">
        <text:list-item>
          <text:list>
            <text:list-item>
              <text:list>
                <text:list-item>
                  <text:list>
                    <text:list-item>
                      <text:p text:style-name="P8">Surveillance en temps réel des équipements réseau.</text:p>
                    </text:list-item>
                    <text:list-item>
                      <text:p text:style-name="P8">Gestion des alertes et notifications en cas d’incident.</text:p>
                    </text:list-item>
                    <text:list-item>
                      <text:p text:style-name="P8">Collecte et analyse des logs pour le diagnostic des problèmes.</text:p>
                    </text:list-item>
                    <text:list-item>
                      <text:p text:style-name="P8">Visualisation graphique des performances réseau.</text:p>
                    </text:list-item>
                    <text:list-item>
                      <text:p text:style-name="P8">Gestion des configurations et supervision des mises à jour.</text:p>
                    </text:list-item>
                  </text:list>
                </text:list-item>
              </text:list>
            </text:list-item>
          </text:list>
        </text:list-item>
      </text:list>
      <text:p text:style-name="P7">Cependant, malgré ces fonctionnalités avancées, plusieurs <text:span text:style-name="Strong_20_Emphasis">limitations</text:span> sont relevées :</text:p>
      <text:list text:style-name="L3">
        <text:list-item>
          <text:list>
            <text:list-item>
              <text:p text:style-name="P9">Interfaces utilisateur parfois complexes, nécessitant une formation approfondie.</text:p>
            </text:list-item>
            <text:list-item>
              <text:p text:style-name="P9">Coût élevé des licences pour les solutions propriétaires.</text:p>
            </text:list-item>
            <text:list-item>
              <text:p text:style-name="P9">Intégration limitée avec d’autres outils de gestion informatique.</text:p>
            </text:list-item>
            <text:list-item>
              <text:p text:style-name="P9">Manque de flexibilité pour personnaliser les fonctionnalités selon les besoins spécifiques des entreprises.</text:p>
            </text:list-item>
          </text:list>
        </text:list-item>
      </text:list>
      <text:h text:style-name="Heading_20_3" text:outline-level="3"><text:span text:style-name="Strong_20_Emphasis">2.3. Évaluation des performances et adoption des solutions existantes</text:span></text:h>
      <text:p text:style-name="Text_20_body">L’adoption des solutions existantes varie selon les entreprises et leurs besoins spécifiques. Les grandes entreprises privilégient souvent des solutions propriétaires offrant des garanties en matière de support et de maintenance. En revanche, les PME optent davantage pour des outils open-source pour des raisons budgétaires.</text:p>
      <text:p text:style-name="Text_20_body">L’évaluation des performances des solutions actuelles montre que :</text:p>
      <text:list text:style-name="L4">
        <text:list-item>
          <text:p text:style-name="P10">Les outils open-source sont économiques mais nécessitent une expertise technique pour leur mise en place et leur maintenance.</text:p>
        </text:list-item>
        <text:list-item>
          <text:p text:style-name="P10">Les solutions propriétaires offrent une meilleure expérience utilisateur, mais leur coût peut être prohibitif.</text:p>
        </text:list-item>
        <text:list-item>
          <text:p text:style-name="P11">Aucune solution ne propose une approche <text:span text:style-name="Strong_20_Emphasis">totalement intégrée</text:span>, combinant flexibilité, facilité d’utilisation et faible coût.</text:p>
        </text:list-item>
      </text:list>
      <text:h text:style-name="Heading_20_3" text:outline-level="3"><text:span text:style-name="Strong_20_Emphasis">2.4. Contraintes techniques et organisationnelles</text:span></text:h>
      <text:p text:style-name="Text_20_body">Les entreprises rencontrent plusieurs défis liés à la gestion de leur réseau :<text:line-break/> <text:span text:style-name="Strong_20_Emphasis">Contraintes techniques</text:span> :</text:p>
      <text:list text:style-name="L5">
        <text:list-item>
          <text:p text:style-name="P12">Besoin d’une infrastructure robuste pour supporter l’outil de surveillance.</text:p>
        </text:list-item>
        <text:list-item>
          <text:p text:style-name="P12">Compatibilité avec divers équipements réseau (switches, routeurs, serveurs).</text:p>
        </text:list-item>
        <text:list-item>
          <text:p text:style-name="P13">Exigence de haute disponibilité et de tolérance aux pannes.</text:p>
        </text:list-item>
      </text:list>
      <text:p text:style-name="Text_20_body"><text:span text:style-name="Strong_20_Emphasis"><text:s/>Contraintes organisationnelles</text:span> :</text:p>
      <text:list text:style-name="L6">
        <text:list-item>
          <text:p text:style-name="P14">Nécessité de former les équipes IT à l’utilisation des outils.</text:p>
        </text:list-item>
        <text:list-item>
          <text:p text:style-name="P14">Intégration avec les politiques de cybersécurité en place.</text:p>
        </text:list-item>
        <text:list-item>
          <text:p text:style-name="P15">Gestion des droits d’accès et des rôles au sein des équipes.</text:p>
        </text:list-item>
      </text:list>
      <text:p text:style-name="Horizontal_20_Line"/>
      <text:h text:style-name="Heading_20_2" text:outline-level="2"><text:soft-page-break/><text:span text:style-name="Strong_20_Emphasis"><text:span text:style-name="T4">3. Identification des besoins</text:span></text:span></text:h>
      <text:p text:style-name="Text_20_body">Suite à cette analyse, plusieurs besoins clés ont été identifiés pour concevoir une solution adaptée et performante.</text:p>
      <text:h text:style-name="Heading_20_3" text:outline-level="3"><text:span text:style-name="Strong_20_Emphasis">3.1. Besoins fonctionnels</text:span></text:h>
      <text:list text:style-name="L7">
        <text:list-item>
          <text:p text:style-name="P16"><text:span text:style-name="Strong_20_Emphasis">Surveillance en temps réel</text:span> : Affichage instantané de l’état du réseau, des équipements et des flux de données.</text:p>
        </text:list-item>
        <text:list-item>
          <text:p text:style-name="P16"><text:span text:style-name="Strong_20_Emphasis">Gestion proactive des alertes</text:span> : Notifications intelligentes en cas de panne ou d’anomalie détectée.</text:p>
        </text:list-item>
        <text:list-item>
          <text:p text:style-name="P16"><text:span text:style-name="Strong_20_Emphasis">Rapports et analyses détaillées</text:span> : Génération automatique de statistiques et tableaux de bord interactifs.</text:p>
        </text:list-item>
        <text:list-item>
          <text:p text:style-name="P17"><text:span text:style-name="Strong_20_Emphasis">Gestion centralisée des configurations</text:span> : Uniformisation des paramètres réseau et automatisation des mises à jour.</text:p>
        </text:list-item>
      </text:list>
      <text:h text:style-name="Heading_20_3" text:outline-level="3"><text:span text:style-name="Strong_20_Emphasis">3.2. Besoins non fonctionnels</text:span></text:h>
      <text:list text:style-name="L8">
        <text:list-item>
          <text:p text:style-name="P18"><text:span text:style-name="Strong_20_Emphasis">Interface utilisateur intuitive</text:span> : Simplification de l’expérience utilisateur pour une prise en main rapide.</text:p>
        </text:list-item>
        <text:list-item>
          <text:p text:style-name="P18"><text:span text:style-name="Strong_20_Emphasis">Performance et scalabilité</text:span> : Capacité à gérer un grand volume de données sans impact sur les performances.</text:p>
        </text:list-item>
        <text:list-item>
          <text:p text:style-name="P19"><text:span text:style-name="Strong_20_Emphasis">Interopérabilité</text:span> : Compatibilité avec d’autres outils de gestion IT et cybersécurité.</text:p>
        </text:list-item>
      </text:list>
      <text:h text:style-name="Heading_20_3" text:outline-level="3"><text:span text:style-name="Strong_20_Emphasis">3.3. Besoins techniques</text:span></text:h>
      <text:list text:style-name="L9">
        <text:list-item>
          <text:p text:style-name="P20"><text:span text:style-name="Strong_20_Emphasis">Infrastructure cloud ou hybride</text:span> : Hébergement flexible permettant une accessibilité à distance.</text:p>
        </text:list-item>
        <text:list-item>
          <text:p text:style-name="P20"><text:span text:style-name="Strong_20_Emphasis">Sécurisation avancée</text:span> : Mise en place d’authentification forte (OAuth2, 2FA).</text:p>
        </text:list-item>
        <text:list-item>
          <text:p text:style-name="P21"><text:span text:style-name="Strong_20_Emphasis">Automatisation et intelligence artificielle</text:span> : Détection proactive des anomalies et recommandations d’optimisation.</text:p>
        </text:list-item>
      </text:list>
      <text:p text:style-name="Horizontal_20_Line"/>
      <text:h text:style-name="Heading_20_2" text:outline-level="2"><text:span text:style-name="Strong_20_Emphasis">4. Contraintes et risques</text:span></text:h>
      <text:p text:style-name="Text_20_body">Tout projet de gestion de réseau comporte des défis et risques qu’il convient d’anticiper.</text:p>
      <text:h text:style-name="Heading_20_3" text:outline-level="3"><text:span text:style-name="Strong_20_Emphasis">4.1. Contraintes légales</text:span></text:h>
      <text:list text:style-name="L10">
        <text:list-item>
          <text:p text:style-name="P22">Respect des réglementations.</text:p>
        </text:list-item>
        <text:list-item>
          <text:p text:style-name="P22">Conformité aux normes ISO 27001.</text:p>
        </text:list-item>
        <text:list-item>
          <text:p text:style-name="P23">Gestion des journaux d’audit et traçabilité des actions réseau.</text:p>
        </text:list-item>
      </text:list>
      <text:h text:style-name="Heading_20_3" text:outline-level="3"><text:span text:style-name="Strong_20_Emphasis">4.2. Contraintes budgétaires</text:span></text:h>
      <text:list text:style-name="L11">
        <text:list-item>
          <text:p text:style-name="P24">Investissement initial pour l’acquisition et l’installation du logiciel.</text:p>
        </text:list-item>
        <text:list-item>
          <text:p text:style-name="P24">Coûts de maintenance et mises à jour.</text:p>
        </text:list-item>
        <text:list-item>
          <text:p text:style-name="P25">Budget alloué à la formation des équipes IT.</text:p>
        </text:list-item>
      </text:list>
      <text:h text:style-name="Heading_20_3" text:outline-level="3"><text:soft-page-break/><text:span text:style-name="Strong_20_Emphasis">4.3. Contraintes techniques</text:span></text:h>
      <text:list text:style-name="L12">
        <text:list-item>
          <text:p text:style-name="P26">Adaptabilité du système aux infrastructures existantes.</text:p>
        </text:list-item>
        <text:list-item>
          <text:p text:style-name="P26">Capacité à gérer des environnements réseau complexes et multi-sites.</text:p>
        </text:list-item>
        <text:list-item>
          <text:p text:style-name="P27">Protection contre les cyberattaques et vulnérabilités.</text:p>
        </text:list-item>
      </text:list>
      <text:h text:style-name="Heading_20_3" text:outline-level="3"><text:span text:style-name="Strong_20_Emphasis">4.4. Risques du projet</text:span></text:h>
      <text:list text:style-name="L13">
        <text:list-item>
          <text:p text:style-name="P28"><text:span text:style-name="Strong_20_Emphasis">Complexité de mise en œuvre</text:span> : Risque de retard dans le déploiement.</text:p>
        </text:list-item>
        <text:list-item>
          <text:p text:style-name="P28"><text:span text:style-name="Strong_20_Emphasis">Acceptation par les utilisateurs</text:span> : Résistance au changement des équipes IT.</text:p>
        </text:list-item>
        <text:list-item>
          <text:p text:style-name="P29"><text:span text:style-name="Strong_20_Emphasis">Évolutivité</text:span> : Adaptation du système aux besoins futurs et croissance des infrastructures.</text:p>
        </text:list-item>
      </text:list>
      <text:h text:style-name="Heading_20_2" text:outline-level="2"><text:span text:style-name="Strong_20_Emphasis"><text:span text:style-name="T4">5. Conclusion</text:span></text:span></text:h>
      <text:p text:style-name="P7">L’analyse des solutions existantes et des besoins démontre qu’il est essentiel de développer une solution de gestion de réseau <text:span text:style-name="Strong_20_Emphasis">moderne, intuitive et hautement sécurisée</text:span>.</text:p>
      <text:p text:style-name="P7">Les principales recommandations sont :</text:p>
      <text:list text:continue-list="list3174506096" text:style-name="List_20_1">
        <text:list-item>
          <text:list>
            <text:list-item>
              <text:list>
                <text:list-item>
                  <text:list>
                    <text:list-item>
                      <text:p text:style-name="P8">Développer une <text:span text:style-name="Strong_20_Emphasis">interface simplifiée</text:span> pour améliorer l’expérience utilisateur.</text:p>
                    </text:list-item>
                    <text:list-item>
                      <text:p text:style-name="P8">Intégrer des <text:span text:style-name="Strong_20_Emphasis">fonctionnalités avancées de surveillance</text:span> et d’alerte intelligente.</text:p>
                    </text:list-item>
                    <text:list-item>
                      <text:p text:style-name="P8">Garantir une <text:span text:style-name="Strong_20_Emphasis">interopérabilité maximale</text:span> avec les autres outils de gestion IT.</text:p>
                    </text:list-item>
                    <text:list-item>
                      <text:p text:style-name="P8">Mettre en place une <text:span text:style-name="Strong_20_Emphasis">sécurisation renforcée</text:span> pour prévenir les cybermenaces.</text:p>
                    </text:list-item>
                  </text:list>
                </text:list-item>
              </text:list>
            </text:list-item>
          </text:list>
        </text:list-item>
      </text:list>
      <text:p text:style-name="Text_20_body">En prenant en compte ces éléments, le projet vise à offrir une plateforme de gestion de réseau <text:span text:style-name="Strong_20_Emphasis">fiable, évolutive et adaptée aux défis des entreprises moderne</text:span><text:span text:style-name="Strong_20_Emphasis"><text:span text:style-name="T5">s</text:span></text:span></text:p>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20:04:27.210370742</meta:creation-date>
    <dc:date>2025-02-13T20:33:36.483163513</dc:date>
    <meta:editing-duration>PT16M12S</meta:editing-duration>
    <meta:editing-cycles>5</meta:editing-cycles>
    <meta:generator>LibreOffice/24.8.2.1$Linux_X86_64 LibreOffice_project/480$Build-1</meta:generator>
    <meta:document-statistic meta:table-count="0" meta:image-count="0" meta:object-count="0" meta:page-count="4" meta:paragraph-count="87" meta:word-count="1002" meta:character-count="7035" meta:non-whitespace-character-count="6169"/>
  </office:meta>
</office:document-meta>
</file>